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7" style:family="paragraph" style:parent-style-name="Table_20_Contents">
      <style:paragraph-properties fo:text-align="start" style:justify-single-word="false"/>
      <style:text-properties officeooo:paragraph-rsid="001f2dee"/>
    </style:style>
    <style:style style:name="P8" style:family="paragraph" style:parent-style-name="Table_20_Contents">
      <style:paragraph-properties fo:text-align="start" style:justify-single-word="false"/>
      <style:text-properties officeooo:paragraph-rsid="00198087"/>
    </style:style>
    <style:style style:name="P9" style:family="paragraph" style:parent-style-name="Table_20_Contents">
      <style:paragraph-properties fo:text-align="start" style:justify-single-word="false"/>
      <style:text-properties officeooo:paragraph-rsid="001b51ac"/>
    </style:style>
    <style:style style:name="P10" style:family="paragraph" style:parent-style-name="Table_20_Contents">
      <style:paragraph-properties fo:text-align="start" style:justify-single-word="false"/>
      <style:text-properties officeooo:rsid="00225368" officeooo:paragraph-rsid="00225368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98087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c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d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5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2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6"><text:span text:style-name="T5">Numéro : </text:span><text:span text:style-name="T6">cas B-I-</text:span><text:span text:style-name="T7">7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Nom :</text:span><text:span text:style-name="T6">C</text:span><text:span text:style-name="T11">lore une discussion</text:span><text:span text:style-name="T7"> (</text:span><text:span text:style-name="T11">commentaires d’</text:span><text:span text:style-name="T7">actu, F</text:span><text:span text:style-name="T11">AQ, </text:span><text:span text:style-name="T7">mais pourrait s’appliquer aux recettes ?)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3">Admin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5">Description succincte :</text:span><text:span text:style-name="T7"> </text:span><text:span text:style-name="T11">Clore une discussion soit par ce qu’une question est résolue, soit parce qu’elle s’envenime ou part hors-sujet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3">Christine Zedday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Date :</text:span><text:span text:style-name="T12">1</text:span><text:span text:style-name="T11">3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text:span text:style-name="T3">admin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Démarrage :</text:span><text:span text:style-name="T6">admin sélectionne u</text:span><text:span text:style-name="T11">ne actu/question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8"><text:span text:style-name="T6">1. L’admin </text:span><text:span text:style-name="T8">sélectionne </text:span><text:span text:style-name="T11">sur </text:span><text:span text:style-name="T8">la ligne de </text:span><text:span text:style-name="T7">l’actu/</text:span><text:span text:style-name="T11">question</text:span><text:span text:style-name="T7"> concernée : </text:span><text:span text:style-name="T11">clore</text:span></text:p>
                  <text:p text:style-name="P9"><text:span text:style-name="T8">2. Le système</text:span><text:span text:style-name="T7"> </text:span><text:span text:style-name="T11">demande confirmation, et propose une option effacer tout les commentaires/effacer la question et les réponses</text:span></text:p>
                  <text:p text:style-name="P9"><text:span text:style-name="T8">3. l’admin </text:span><text:span text:style-name="T9">c</text:span><text:span text:style-name="T11">onfirme</text:span></text:p>
                  <text:p text:style-name="P7"><text:span text:style-name="T9">4. L</text:span><text:span text:style-name="T11">e système passe la discussion/question à close dans la base de données</text:span></text:p>
                  <text:p text:style-name="P10"><text:span text:style-name="T11">5. </text:span><text:span text:style-name="T4">Le système envoie un message (discussion close) ré-affiche la liste des actus/questions</text:span></text:p>
                </table:table-cell>
              </table:table-row>
              <table:table-row>
                <table:table-cell table:style-name="Tableau3.A2" office:value-type="string">
                  <text:p text:style-name="P1">Scénarios alternatifs :</text:p>
                  <text:p text:style-name="P10"><text:span text:style-name="T8">3</text:span><text:span text:style-name="T4">a. l’admin demande la suppression de tous les commentaires ou celle de la question → le système </text:span><text:span text:style-name="T13">s’exécute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5">S</text:span><text:span text:style-name="T10">cénarios d’exception : suppression/modification a échoué dans la base de données → message d’erreur et ré-affichage 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5">Fin : </text:span><text:span text:style-name="T8">La </text:span><text:span text:style-name="T13">discussion est signalée comme close.</text:span></text:p>
                </table:table-cell>
              </table:table-row>
              <table:table-row>
                <table:table-cell table:style-name="Tableau3.A2" office:value-type="string">
                  <text:p text:style-name="P2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 Elle est où la charte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3T11:47:49.793000000</dc:date>
    <meta:editing-duration>PT1H17M40S</meta:editing-duration>
    <meta:editing-cycles>14</meta:editing-cycles>
    <meta:document-statistic meta:table-count="4" meta:image-count="0" meta:object-count="0" meta:page-count="1" meta:paragraph-count="25" meta:word-count="181" meta:character-count="1204" meta:non-whitespace-character-count="1047"/>
  </office:meta>
</office:document-meta>
</file>